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3">
      <style:paragraph-properties fo:margin-top="0cm" fo:margin-bottom="0.499cm" loext:contextual-spacing="false"/>
    </style:style>
    <style:style style:name="P4" style:family="paragraph" style:parent-style-name="Preformatted_20_Text" style:list-style-name="L4">
      <style:paragraph-properties fo:margin-top="0cm" fo:margin-bottom="0.499cm" loext:contextual-spacing="false"/>
    </style:style>
    <style:style style:name="P5" style:family="paragraph" style:parent-style-name="Preformatted_20_Text" style:list-style-name="L6">
      <style:paragraph-properties fo:margin-top="0cm" fo:margin-bottom="0.499cm" loext:contextual-spacing="false"/>
    </style:style>
    <style:style style:name="P6" style:family="paragraph" style:parent-style-name="Preformatted_20_Text" style:list-style-name="L8">
      <style:paragraph-properties fo:margin-top="0cm" fo:margin-bottom="0.499cm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5"/>
    <style:style style:name="P11" style:family="paragraph" style:parent-style-name="Text_20_body" style:list-style-name="L7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9">
      <style:paragraph-properties fo:margin-top="0cm" fo:margin-bottom="0cm" loext:contextual-spacing="false"/>
    </style:style>
    <style:style style:name="P17" style:family="paragraph" style:parent-style-name="Text_20_body" style:list-style-name="L10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Docker Images with heroku.yml</text:h>
      <text:p text:style-name="Text_20_body"><text:a xlink:type="simple" xlink:href="https://devcenter.heroku.com/ja/articles/build-docker-images-heroku-yml" text:style-name="Internet_20_link" text:visited-style-name="Visited_20_Internet_20_Link">日本語に切り替える</text:a> </text:p>
      <text:p text:style-name="Text_20_body">Last updated February 17, 2022</text:p>
      <text:section text:style-name="Sect1" text:name="table-of-contents">
        <text:h text:style-name="Heading_20_2" text:outline-level="2">Table of Contents</text:h>
        <text:list xml:id="list2319352020" text:style-name="L1">
          <text:list-item>
            <text:p text:style-name="P14"><text:a xlink:type="simple" xlink:href="https://devcenter.heroku.com/articles/build-docker-images-heroku-yml#getting-started" text:style-name="Internet_20_link" text:visited-style-name="Visited_20_Internet_20_Link">Getting started</text:a></text:p>
          </text:list-item>
          <text:list-item>
            <text:p text:style-name="P14"><text:a xlink:type="simple" xlink:href="https://devcenter.heroku.com/articles/build-docker-images-heroku-yml#heroku-yml-overview" text:style-name="Internet_20_link" text:visited-style-name="Visited_20_Internet_20_Link">heroku.yml Overview</text:a></text:p>
          </text:list-item>
          <text:list-item>
            <text:p text:style-name="P14"><text:a xlink:type="simple" xlink:href="https://devcenter.heroku.com/articles/build-docker-images-heroku-yml#setup-defining-your-app-s-environment" text:style-name="Internet_20_link" text:visited-style-name="Visited_20_Internet_20_Link">setup: Defining your app’s environment</text:a></text:p>
          </text:list-item>
          <text:list-item>
            <text:p text:style-name="P14"><text:a xlink:type="simple" xlink:href="https://devcenter.heroku.com/articles/build-docker-images-heroku-yml#build-defining-your-build" text:style-name="Internet_20_link" text:visited-style-name="Visited_20_Internet_20_Link">build: Defining your build</text:a></text:p>
          </text:list-item>
          <text:list-item>
            <text:p text:style-name="P14"><text:a xlink:type="simple" xlink:href="https://devcenter.heroku.com/articles/build-docker-images-heroku-yml#release-configuring-release-phase" text:style-name="Internet_20_link" text:visited-style-name="Visited_20_Internet_20_Link">release: Configuring release phase</text:a></text:p>
          </text:list-item>
          <text:list-item>
            <text:p text:style-name="P14"><text:a xlink:type="simple" xlink:href="https://devcenter.heroku.com/articles/build-docker-images-heroku-yml#run-defining-the-processes-to-run" text:style-name="Internet_20_link" text:visited-style-name="Visited_20_Internet_20_Link">run: Defining the processes to run</text:a></text:p>
          </text:list-item>
          <text:list-item>
            <text:p text:style-name="P14"><text:a xlink:type="simple" xlink:href="https://devcenter.heroku.com/articles/build-docker-images-heroku-yml#review-apps-and-app-json" text:style-name="Internet_20_link" text:visited-style-name="Visited_20_Internet_20_Link">Review apps and app.json</text:a></text:p>
          </text:list-item>
          <text:list-item>
            <text:p text:style-name="P14"><text:a xlink:type="simple" xlink:href="https://devcenter.heroku.com/articles/build-docker-images-heroku-yml#creating-your-app-from-setup" text:style-name="Internet_20_link" text:visited-style-name="Visited_20_Internet_20_Link">Creating your app from ‘setup’</text:a></text:p>
          </text:list-item>
          <text:list-item>
            <text:p text:style-name="P7"><text:a xlink:type="simple" xlink:href="https://devcenter.heroku.com/articles/build-docker-images-heroku-yml#known-issues-and-limitations" text:style-name="Internet_20_link" text:visited-style-name="Visited_20_Internet_20_Link">Known issues and limitations</text:a></text:p>
          </text:list-item>
        </text:list>
      </text:section>
      <text:p text:style-name="Text_20_body">The <text:span text:style-name="Source_20_Text">heroku.yml</text:span> file is a manifest you can use to define your Heroku app. It allows you to:</text:p>
      <text:list xml:id="list199396749" text:style-name="L2">
        <text:list-item>
          <text:p text:style-name="P15">Build Docker images on Heroku </text:p>
        </text:list-item>
        <text:list-item>
          <text:p text:style-name="P15">Specify add-ons and config vars to create during app provisioning </text:p>
        </text:list-item>
        <text:list-item>
          <text:p text:style-name="P8">Take advantage of <text:a xlink:type="simple" xlink:href="https://devcenter.heroku.com/articles/github-integration-review-apps" text:style-name="Internet_20_link" text:visited-style-name="Visited_20_Internet_20_Link">Review Apps</text:a> when deploying Docker-based applications </text:p>
        </text:list-item>
      </text:list>
      <text:h text:style-name="Heading_20_2" text:outline-level="2"><text:bookmark text:name="getting-started"/><text:a xlink:type="simple" xlink:href="https://devcenter.heroku.com/articles/build-docker-images-heroku-yml#getting-started" text:style-name="Internet_20_link" text:visited-style-name="Visited_20_Internet_20_Link">Getting started</text:a></text:h>
      <text:list xml:id="list4287878237" text:style-name="L3">
        <text:list-item>
          <text:p text:style-name="P9">Create a <text:span text:style-name="Source_20_Text">heroku.yml</text:span> file in your application’s root directory. The following example <text:span text:style-name="Source_20_Text">heroku.yml</text:span> specifies the Docker image to build for the app’s <text:span text:style-name="Source_20_Text">web</text:span> process:</text:p>
          <text:p text:style-name="P1"><text:span text:style-name="Source_20_Text">build:</text:span></text:p>
          <text:p text:style-name="P1"><text:span text:style-name="Source_20_Text"><text:s text:c="2"/>docker:</text:span></text:p>
          <text:p text:style-name="P1"><text:span text:style-name="Source_20_Text"><text:s text:c="4"/>web: Dockerfile</text:span></text:p>
          <text:p text:style-name="P1"><text:span text:style-name="Source_20_Text">run:</text:span></text:p>
          <text:p text:style-name="P3"><text:span text:style-name="Source_20_Text"><text:s text:c="2"/>web: bundle exec puma -C config/puma.rb</text:span></text:p>
          <text:p text:style-name="P9">In this example, both <text:span text:style-name="Source_20_Text">heroku.yml</text:span> and <text:span text:style-name="Source_20_Text">Dockerfile</text:span> are in the same directory. If the <text:span text:style-name="Source_20_Text">Dockerfile</text:span> lives in a non-root directory, specify the relative path in the <text:span text:style-name="Source_20_Text">build.docker.web</text:span> value, such as <text:span text:style-name="Source_20_Text">app/Dockerfile</text:span>.</text:p>
          <text:p text:style-name="P9">If you don’t include a <text:span text:style-name="Source_20_Text">run</text:span> section, Heroku uses the <text:span text:style-name="Source_20_Text">CMD</text:span> specified in the <text:span text:style-name="Source_20_Text">Dockerfile</text:span>.</text:p>
        </text:list-item>
        <text:list-item>
          <text:p text:style-name="P9">Commit the file to your repo:</text:p>
        </text:list-item>
      </text:list>
      <text:p text:style-name="P2"><text:span text:style-name="Source_20_Text">git add heroku.yml</text:span></text:p>
      <text:list xml:id="list3955576099" text:style-name="L4">
        <text:list-item>
          <text:p text:style-name="P4"><text:span text:style-name="Source_20_Text">git commit -m "Add heroku.yml"</text:span></text:p>
        </text:list-item>
      </text:list>
      <text:list xml:id="list3815807047" text:style-name="L5">
        <text:list-item>
          <text:p text:style-name="P10">Set the stack of your app to <text:span text:style-name="Source_20_Text">container</text:span>:</text:p>
        </text:list-item>
      </text:list>
      <text:list xml:id="list1241068973" text:style-name="L6">
        <text:list-item>
          <text:p text:style-name="P5"><text:span text:style-name="Source_20_Text">heroku stack:set container</text:span></text:p>
        </text:list-item>
      </text:list>
      <text:list xml:id="list2488498467" text:style-name="L7">
        <text:list-item>
          <text:p text:style-name="P11">Push your app to Heroku:</text:p>
        </text:list-item>
      </text:list>
      <text:list xml:id="list3953071974" text:style-name="L8">
        <text:list-item text:start-value="4">
          <text:p text:style-name="P6"><text:soft-page-break/><text:span text:style-name="Source_20_Text">git push heroku master</text:span></text:p>
        </text:list-item>
      </text:list>
      <text:p text:style-name="Text_20_body">Your application will be built, and Heroku will use the <text:span text:style-name="Source_20_Text">run</text:span> command provided in <text:span text:style-name="Source_20_Text">heroku.yml</text:span> instead of your <text:span text:style-name="Source_20_Text">Procfile</text:span>.</text:p>
      <text:h text:style-name="Heading_20_2" text:outline-level="2"><text:bookmark text:name="heroku-yml-overview"/><text:a xlink:type="simple" xlink:href="https://devcenter.heroku.com/articles/build-docker-images-heroku-yml#heroku-yml-overview" text:style-name="Internet_20_link" text:visited-style-name="Visited_20_Internet_20_Link">heroku.yml Overview</text:a></text:h>
      <text:p text:style-name="Text_20_body">A <text:span text:style-name="Source_20_Text">heroku.yml</text:span> manifest has 4 top-level sections:</text:p>
      <text:list xml:id="list3729333341" text:style-name="L9">
        <text:list-item>
          <text:p text:style-name="P16"><text:span text:style-name="Source_20_Text">setup</text:span> - Specifies the add-ons and config vars to create during app provisioning </text:p>
        </text:list-item>
        <text:list-item>
          <text:p text:style-name="P16"><text:span text:style-name="Source_20_Text">build</text:span> - Specifies the <text:span text:style-name="Source_20_Text">Dockerfile</text:span> to build </text:p>
        </text:list-item>
        <text:list-item>
          <text:p text:style-name="P16"><text:span text:style-name="Source_20_Text">release</text:span> - Specifies the <text:a xlink:type="simple" xlink:href="https://devcenter.heroku.com/articles/release-phase" text:style-name="Internet_20_link" text:visited-style-name="Visited_20_Internet_20_Link">release phase</text:a> tasks to execute </text:p>
        </text:list-item>
        <text:list-item>
          <text:p text:style-name="P12"><text:span text:style-name="Source_20_Text">run</text:span> - Specifies process types and the commands to run for each </text:p>
        </text:list-item>
      </text:list>
      <text:p text:style-name="Text_20_body">Details for each of these sections are described below.</text:p>
      <text:p text:style-name="Text_20_body">Here’s an example that illustrates using a <text:span text:style-name="Source_20_Text">heroku.yml</text:span> manifest to build Docker images:</text:p>
      <text:p text:style-name="Preformatted_20_Text"><text:span text:style-name="Source_20_Text">setup:</text:span></text:p>
      <text:p text:style-name="Preformatted_20_Text"><text:span text:style-name="Source_20_Text"><text:s text:c="2"/>addons:</text:span></text:p>
      <text:p text:style-name="Preformatted_20_Text"><text:span text:style-name="Source_20_Text"><text:s text:c="4"/>- plan: heroku-postgresql</text:span></text:p>
      <text:p text:style-name="Preformatted_20_Text"><text:span text:style-name="Source_20_Text"><text:s text:c="6"/>as: DATABASE</text:span></text:p>
      <text:p text:style-name="Preformatted_20_Text"><text:span text:style-name="Source_20_Text"><text:s text:c="2"/>config:</text:span></text:p>
      <text:p text:style-name="Preformatted_20_Text"><text:span text:style-name="Source_20_Text"><text:s text:c="4"/>S3_BUCKET: my-example-bucket</text:span></text:p>
      <text:p text:style-name="Preformatted_20_Text"><text:span text:style-name="Source_20_Text">build:</text:span></text:p>
      <text:p text:style-name="Preformatted_20_Text"><text:span text:style-name="Source_20_Text"><text:s text:c="2"/>docker:</text:span></text:p>
      <text:p text:style-name="Preformatted_20_Text"><text:span text:style-name="Source_20_Text"><text:s text:c="4"/>web: Dockerfile</text:span></text:p>
      <text:p text:style-name="Preformatted_20_Text"><text:span text:style-name="Source_20_Text"><text:s text:c="4"/>worker: worker/Dockerfile</text:span></text:p>
      <text:p text:style-name="Preformatted_20_Text"><text:span text:style-name="Source_20_Text"><text:s text:c="2"/>config:</text:span></text:p>
      <text:p text:style-name="Preformatted_20_Text"><text:span text:style-name="Source_20_Text"><text:s text:c="4"/>RAILS_ENV: development</text:span></text:p>
      <text:p text:style-name="Preformatted_20_Text"><text:span text:style-name="Source_20_Text"><text:s text:c="4"/>FOO: bar</text:span></text:p>
      <text:p text:style-name="Preformatted_20_Text"><text:span text:style-name="Source_20_Text">release:</text:span></text:p>
      <text:p text:style-name="Preformatted_20_Text"><text:span text:style-name="Source_20_Text"><text:s text:c="2"/>command:</text:span></text:p>
      <text:p text:style-name="Preformatted_20_Text"><text:span text:style-name="Source_20_Text"><text:s text:c="4"/>- ./deployment-tasks.sh</text:span></text:p>
      <text:p text:style-name="Preformatted_20_Text"><text:span text:style-name="Source_20_Text"><text:s text:c="2"/>image: worker</text:span></text:p>
      <text:p text:style-name="Preformatted_20_Text"><text:span text:style-name="Source_20_Text">run:</text:span></text:p>
      <text:p text:style-name="Preformatted_20_Text"><text:span text:style-name="Source_20_Text"><text:s text:c="2"/>web: bundle exec puma -C config/puma.rb</text:span></text:p>
      <text:p text:style-name="Preformatted_20_Text"><text:span text:style-name="Source_20_Text"><text:s text:c="2"/>worker: python myworker.py</text:span></text:p>
      <text:p text:style-name="Preformatted_20_Text"><text:span text:style-name="Source_20_Text"><text:s text:c="2"/>asset-syncer:</text:span></text:p>
      <text:p text:style-name="Preformatted_20_Text"><text:span text:style-name="Source_20_Text"><text:s text:c="4"/>command:</text:span></text:p>
      <text:p text:style-name="Preformatted_20_Text"><text:span text:style-name="Source_20_Text"><text:s text:c="6"/>- python asset-syncer.py</text:span></text:p>
      <text:p text:style-name="P2"><text:span text:style-name="Source_20_Text"><text:s text:c="4"/>image: worker</text:span></text:p>
      <text:h text:style-name="Heading_20_2" text:outline-level="2"><text:bookmark text:name="setup-defining-your-app-s-environment"/><text:a xlink:type="simple" xlink:href="https://devcenter.heroku.com/articles/build-docker-images-heroku-yml#setup-defining-your-app-s-environment" text:style-name="Internet_20_link" text:visited-style-name="Visited_20_Internet_20_Link">setup: Defining your app’s environment</text:a></text:h>
      <text:h text:style-name="Heading_20_3" text:outline-level="3"><text:bookmark text:name="configuring-add-ons"/><text:a xlink:type="simple" xlink:href="https://devcenter.heroku.com/articles/build-docker-images-heroku-yml#configuring-add-ons" text:style-name="Internet_20_link" text:visited-style-name="Visited_20_Internet_20_Link">Configuring add-ons</text:a></text:h>
      <text:p text:style-name="Text_20_body"><text:span text:style-name="Source_20_Text">heroku.yml</text:span> supports creating add-ons at app provisioning time. To provision an add-on, add it to the <text:span text:style-name="Source_20_Text">setup.addons</text:span> section:</text:p>
      <text:p text:style-name="Preformatted_20_Text"><text:span text:style-name="Source_20_Text">setup:</text:span></text:p>
      <text:p text:style-name="Preformatted_20_Text"><text:span text:style-name="Source_20_Text"><text:s text:c="2"/>addons:</text:span></text:p>
      <text:p text:style-name="Preformatted_20_Text"><text:span text:style-name="Source_20_Text"><text:s text:c="2"/>- plan: heroku-postgresql</text:span></text:p>
      <text:p text:style-name="P2"><text:span text:style-name="Source_20_Text"><text:s text:c="4"/>as: DATABASE</text:span></text:p>
      <text:p text:style-name="Text_20_body"><text:soft-page-break/>The optional <text:span text:style-name="Source_20_Text">as</text:span> option allows you to attach multiple instances of the same add-on provider with different names.</text:p>
      <text:h text:style-name="Heading_20_3" text:outline-level="3"><text:bookmark text:name="setting-config-vars"/><text:a xlink:type="simple" xlink:href="https://devcenter.heroku.com/articles/build-docker-images-heroku-yml#setting-config-vars" text:style-name="Internet_20_link" text:visited-style-name="Visited_20_Internet_20_Link">Setting config vars</text:a></text:h>
      <text:p text:style-name="Text_20_body"><text:span text:style-name="Source_20_Text">heroku.yml</text:span> supports setting config vars at app provisioning time. To set a config var, add it to the <text:span text:style-name="Source_20_Text">setup.config</text:span> section:</text:p>
      <text:p text:style-name="Preformatted_20_Text"><text:span text:style-name="Source_20_Text">setup:</text:span></text:p>
      <text:p text:style-name="Preformatted_20_Text"><text:span text:style-name="Source_20_Text"><text:s text:c="2"/>config:</text:span></text:p>
      <text:p text:style-name="P2"><text:span text:style-name="Source_20_Text"><text:s text:c="4"/>S3_BUCKET: my-example-bucket</text:span></text:p>
      <text:p text:style-name="Text_20_body"><text:a xlink:type="simple" xlink:href="https://devcenter.heroku.com/articles/build-docker-images-heroku-yml#creating-your-app-from-setup" text:style-name="Internet_20_link" text:visited-style-name="Visited_20_Internet_20_Link">Learn how to create an app from </text:a><text:a xlink:type="simple" xlink:href="https://devcenter.heroku.com/articles/build-docker-images-heroku-yml#creating-your-app-from-setup" text:style-name="Internet_20_link" text:visited-style-name="Visited_20_Internet_20_Link"><text:span text:style-name="Source_20_Text">setup</text:span></text:a>.</text:p>
      <text:h text:style-name="Heading_20_2" text:outline-level="2"><text:bookmark text:name="build-defining-your-build"/><text:a xlink:type="simple" xlink:href="https://devcenter.heroku.com/articles/build-docker-images-heroku-yml#build-defining-your-build" text:style-name="Internet_20_link" text:visited-style-name="Visited_20_Internet_20_Link">build: Defining your build</text:a></text:h>
      <text:p text:style-name="Text_20_body">Specify <text:span text:style-name="Source_20_Text">Dockerfile</text:span>s using paths relative to <text:span text:style-name="Source_20_Text">heroku.yml</text:span>:</text:p>
      <text:p text:style-name="Preformatted_20_Text"><text:span text:style-name="Source_20_Text">build:</text:span></text:p>
      <text:p text:style-name="Preformatted_20_Text"><text:span text:style-name="Source_20_Text"><text:s text:c="2"/>docker:</text:span></text:p>
      <text:p text:style-name="Preformatted_20_Text"><text:span text:style-name="Source_20_Text"><text:s text:c="4"/>web: Dockerfile</text:span></text:p>
      <text:p text:style-name="P2"><text:span text:style-name="Source_20_Text"><text:s text:c="4"/>worker: worker/Dockerfile</text:span></text:p>
      <text:p text:style-name="Text_20_body">The Docker build context is set to the directory containing the Dockerfile.</text:p>
      <text:p text:style-name="Text_20_body">If you do not specify a <text:span text:style-name="Source_20_Text">run</text:span> section, the <text:span text:style-name="Source_20_Text">CMD</text:span> specified in the Dockerfile is used.</text:p>
      <text:h text:style-name="Heading_20_3" text:outline-level="3"><text:bookmark text:name="setting-build-time-environment-variables"/><text:a xlink:type="simple" xlink:href="https://devcenter.heroku.com/articles/build-docker-images-heroku-yml#setting-build-time-environment-variables" text:style-name="Internet_20_link" text:visited-style-name="Visited_20_Internet_20_Link">Setting build-time environment variables</text:a></text:h>
      <text:p text:style-name="Text_20_body">The <text:span text:style-name="Source_20_Text">config</text:span> field of the <text:span text:style-name="Source_20_Text">build</text:span> section allows you set environment variables available to the build environment. Variables set in this section do <text:span text:style-name="Strong_20_Emphasis">not</text:span> create runtime <text:a xlink:type="simple" xlink:href="https://devcenter.heroku.com/articles/config-vars" text:style-name="Internet_20_link" text:visited-style-name="Visited_20_Internet_20_Link">config vars</text:a>. Also runtime config vars (e.g., those set with <text:span text:style-name="Source_20_Text">heroku config:set</text:span>) are not available at build-time.</text:p>
      <text:p text:style-name="Preformatted_20_Text"><text:span text:style-name="Source_20_Text">build:</text:span></text:p>
      <text:p text:style-name="Preformatted_20_Text"><text:span text:style-name="Source_20_Text"><text:s text:c="2"/>config:</text:span></text:p>
      <text:p text:style-name="Preformatted_20_Text"><text:span text:style-name="Source_20_Text"><text:s text:c="4"/>RAILS_ENV: development</text:span></text:p>
      <text:p text:style-name="P2"><text:span text:style-name="Source_20_Text"><text:s text:c="4"/>FOO: bar</text:span></text:p>
      <text:p text:style-name="Text_20_body">Each build-time environment variable must match an <text:span text:style-name="Source_20_Text">ARG</text:span> line in your <text:span text:style-name="Source_20_Text">Dockerfile</text:span>:</text:p>
      <text:p text:style-name="Preformatted_20_Text"><text:span text:style-name="Source_20_Text">ARG RAILS_ENV=production</text:span></text:p>
      <text:p text:style-name="P2"><text:span text:style-name="Source_20_Text">ARG FOO</text:span></text:p>
      <text:h text:style-name="Heading_20_3" text:outline-level="3"><text:bookmark text:name="targeting-a-stage-from-a-multi-stage-build"/><text:a xlink:type="simple" xlink:href="https://devcenter.heroku.com/articles/build-docker-images-heroku-yml#targeting-a-stage-from-a-multi-stage-build" text:style-name="Internet_20_link" text:visited-style-name="Visited_20_Internet_20_Link">Targeting a stage from a multi-stage build</text:a></text:h>
      <text:p text:style-name="Text_20_body">With a <text:a xlink:type="simple" xlink:href="https://docs.docker.com/develop/develop-images/multistage-build/" text:style-name="Internet_20_link" text:visited-style-name="Visited_20_Internet_20_Link">multi-stage Docker build</text:a> you can manage build and production images for your application in a single <text:span text:style-name="Source_20_Text">Dockerfile</text:span>. For example, you might want to have specific packages or database migration scripts only available at build and release time, but not in your final production image.</text:p>
      <text:p text:style-name="Text_20_body">Here’s an example of a multi-stage <text:span text:style-name="Source_20_Text">Dockerfile</text:span>. The <text:span text:style-name="Source_20_Text">builder</text:span> stage includes database migration scripts and the <text:span text:style-name="Source_20_Text">production</text:span> stage only has the app code and dependencies necessary to run the app.</text:p>
      <text:p text:style-name="Preformatted_20_Text"><text:span text:style-name="Source_20_Text">FROM heroku/heroku:18-build AS builder</text:span></text:p>
      <text:p text:style-name="Preformatted_20_Text"><text:span text:style-name="Source_20_Text">...</text:span></text:p>
      <text:p text:style-name="Preformatted_20_Text"><text:soft-page-break/></text:p>
      <text:p text:style-name="Preformatted_20_Text"><text:span text:style-name="Source_20_Text">FROM heroku/heroku:18 AS production</text:span></text:p>
      <text:p text:style-name="P2"><text:span text:style-name="Source_20_Text">...</text:span></text:p>
      <text:p text:style-name="Text_20_body">Here’s an example <text:span text:style-name="Source_20_Text">heroku.yml</text:span> which specifies to only use the output of the <text:span text:style-name="Source_20_Text">builder</text:span> stage as the <text:span text:style-name="Source_20_Text">release</text:span> image:</text:p>
      <text:p text:style-name="Preformatted_20_Text"><text:span text:style-name="Source_20_Text">build:</text:span></text:p>
      <text:p text:style-name="Preformatted_20_Text"><text:span text:style-name="Source_20_Text"><text:s text:c="2"/>docker:</text:span></text:p>
      <text:p text:style-name="Preformatted_20_Text"><text:span text:style-name="Source_20_Text"><text:s text:c="4"/>release:</text:span></text:p>
      <text:p text:style-name="Preformatted_20_Text"><text:span text:style-name="Source_20_Text"><text:s text:c="7"/>dockerfile: Dockerfile</text:span></text:p>
      <text:p text:style-name="Preformatted_20_Text"><text:span text:style-name="Source_20_Text"><text:s text:c="7"/>target: builder</text:span></text:p>
      <text:p text:style-name="P2"><text:span text:style-name="Source_20_Text"><text:s text:c="4"/>web: Dockerfile</text:span></text:p>
      <text:h text:style-name="Heading_20_2" text:outline-level="2"><text:bookmark text:name="release-configuring-release-phase"/><text:a xlink:type="simple" xlink:href="https://devcenter.heroku.com/articles/build-docker-images-heroku-yml#release-configuring-release-phase" text:style-name="Internet_20_link" text:visited-style-name="Visited_20_Internet_20_Link">release: Configuring release phase</text:a></text:h>
      <text:p text:style-name="Text_20_body"><text:a xlink:type="simple" xlink:href="https://devcenter.heroku.com/articles/release-phase" text:style-name="Internet_20_link" text:visited-style-name="Visited_20_Internet_20_Link">Release phase</text:a> enables you to run tasks before a new release is deployed to production (e.g., sending CSS/JS/assets to a CDN, priming cache stores, or running database schema migrations).</text:p>
      <text:p text:style-name="Text_20_body">To define a release phase command, specify a <text:span text:style-name="Source_20_Text">release</text:span> section with a <text:span text:style-name="Source_20_Text">command</text:span> in your <text:span text:style-name="Source_20_Text">heroku.yml</text:span> manifest, as well as the <text:span text:style-name="Source_20_Text">image</text:span> you would like to use:</text:p>
      <text:p text:style-name="Preformatted_20_Text"><text:span text:style-name="Source_20_Text">build:</text:span></text:p>
      <text:p text:style-name="Preformatted_20_Text"><text:span text:style-name="Source_20_Text"><text:s text:c="2"/>docker:</text:span></text:p>
      <text:p text:style-name="Preformatted_20_Text"><text:span text:style-name="Source_20_Text"><text:s text:c="4"/>web: Dockerfile</text:span></text:p>
      <text:p text:style-name="Preformatted_20_Text"><text:span text:style-name="Source_20_Text"><text:s text:c="4"/>worker: worker/Dockerfile</text:span></text:p>
      <text:p text:style-name="Preformatted_20_Text"><text:span text:style-name="Source_20_Text">release:</text:span></text:p>
      <text:p text:style-name="Preformatted_20_Text"><text:span text:style-name="Source_20_Text"><text:s text:c="2"/>image: worker</text:span></text:p>
      <text:p text:style-name="Preformatted_20_Text"><text:span text:style-name="Source_20_Text"><text:s text:c="2"/>command:</text:span></text:p>
      <text:p text:style-name="P2"><text:span text:style-name="Source_20_Text"><text:s text:c="4"/>- ./deployment-tasks.sh</text:span></text:p>
      <text:p text:style-name="Text_20_body">Runtime config vars, such as a database connection url, are available during release phase.</text:p>
      <text:p text:style-name="Text_20_body">If you would like to see streaming logs as release phase executes, your Docker image is required to have <text:span text:style-name="Source_20_Text">curl</text:span>. If your Docker image does <text:span text:style-name="Emphasis">not</text:span> include curl, release phase logs are available in your application logs. If you’re using a <text:a xlink:type="simple" xlink:href="https://devcenter.heroku.com/articles/stack" text:style-name="Internet_20_link" text:visited-style-name="Visited_20_Internet_20_Link">Heroku stack</text:a> as your base image, <text:span text:style-name="Source_20_Text">curl</text:span> is included.</text:p>
      <text:h text:style-name="Heading_20_2" text:outline-level="2"><text:bookmark text:name="run-defining-the-processes-to-run"/><text:a xlink:type="simple" xlink:href="https://devcenter.heroku.com/articles/build-docker-images-heroku-yml#run-defining-the-processes-to-run" text:style-name="Internet_20_link" text:visited-style-name="Visited_20_Internet_20_Link">run: Defining the processes to run</text:a></text:h>
      <text:p text:style-name="Text_20_body">The <text:span text:style-name="Source_20_Text">run</text:span> section allows you to define the process that you would like Heroku to run when your application starts. <text:span text:style-name="Strong_20_Emphasis">If your project also includes a </text:span><text:span text:style-name="Strong_20_Emphasis"><text:span text:style-name="Source_20_Text">Procfile</text:span></text:span><text:span text:style-name="Strong_20_Emphasis">, it is ignored and </text:span><text:span text:style-name="Strong_20_Emphasis"><text:span text:style-name="Source_20_Text">run</text:span></text:span><text:span text:style-name="Strong_20_Emphasis"> is used instead.</text:span></text:p>
      <text:p text:style-name="Preformatted_20_Text"><text:span text:style-name="Source_20_Text">run:</text:span></text:p>
      <text:p text:style-name="P2"><text:span text:style-name="Source_20_Text"><text:s text:c="2"/>web: bundle exec puma -C config/puma.rb</text:span></text:p>
      <text:p text:style-name="Text_20_body">To use a specific Docker image for multiple processes, specify it with <text:span text:style-name="Source_20_Text">image</text:span>:</text:p>
      <text:p text:style-name="Preformatted_20_Text"><text:span text:style-name="Source_20_Text">build:</text:span></text:p>
      <text:p text:style-name="Preformatted_20_Text"><text:span text:style-name="Source_20_Text"><text:s text:c="2"/>docker:</text:span></text:p>
      <text:p text:style-name="Preformatted_20_Text"><text:span text:style-name="Source_20_Text"><text:s text:c="4"/>web: Dockerfile</text:span></text:p>
      <text:p text:style-name="Preformatted_20_Text"><text:span text:style-name="Source_20_Text">run:</text:span></text:p>
      <text:p text:style-name="Preformatted_20_Text"><text:span text:style-name="Source_20_Text"><text:s text:c="2"/>web: bundle exec puma -C config/puma.rb</text:span></text:p>
      <text:p text:style-name="Preformatted_20_Text"><text:span text:style-name="Source_20_Text"><text:s text:c="2"/>worker:</text:span></text:p>
      <text:p text:style-name="Preformatted_20_Text"><text:span text:style-name="Source_20_Text"><text:s text:c="4"/>command:</text:span></text:p>
      <text:p text:style-name="Preformatted_20_Text"><text:span text:style-name="Source_20_Text"><text:s text:c="6"/>- python myworker.py</text:span></text:p>
      <text:p text:style-name="P2"><text:soft-page-break/><text:span text:style-name="Source_20_Text"><text:s text:c="4"/>image: web</text:span></text:p>
      <text:p text:style-name="Text_20_body">If you do not include a <text:span text:style-name="Source_20_Text">run</text:span> section in your <text:span text:style-name="Source_20_Text">heroku.yml</text:span> manifest, the <text:span text:style-name="Source_20_Text">Dockerfile</text:span> <text:span text:style-name="Source_20_Text">CMD</text:span> is used instead.</text:p>
      <text:p text:style-name="Text_20_body">To learn more about the runtime requirements for Docker images, review the <text:a xlink:type="simple" xlink:href="https://devcenter.heroku.com/articles/container-registry-and-runtime" text:style-name="Internet_20_link" text:visited-style-name="Visited_20_Internet_20_Link">Container Registry and Runtime documentation</text:a>.</text:p>
      <text:h text:style-name="Heading_20_2" text:outline-level="2"><text:bookmark text:name="review-apps-and-app-json"/><text:a xlink:type="simple" xlink:href="https://devcenter.heroku.com/articles/build-docker-images-heroku-yml#review-apps-and-app-json" text:style-name="Internet_20_link" text:visited-style-name="Visited_20_Internet_20_Link">Review apps and app.json</text:a></text:h>
      <text:p text:style-name="Text_20_body">An <text:a xlink:type="simple" xlink:href="https://devcenter.heroku.com/articles/github-integration-review-apps#configuration" text:style-name="Internet_20_link" text:visited-style-name="Visited_20_Internet_20_Link"><text:span text:style-name="Source_20_Text">app.json</text:span></text:a> file is still required when using Review Apps with the <text:span text:style-name="Source_20_Text">heroku.yml</text:span> manifest. Be sure to set the <text:a xlink:type="simple" xlink:href="https://devcenter.heroku.com/articles/app-json-schema#stack" text:style-name="Internet_20_link" text:visited-style-name="Visited_20_Internet_20_Link"><text:span text:style-name="Source_20_Text">stack</text:span></text:a> value in your <text:span text:style-name="Source_20_Text">app.json</text:span> file to <text:span text:style-name="Source_20_Text">container</text:span>.</text:p>
      <text:p text:style-name="Text_20_body">Apps using Docker images can’t use <text:a xlink:type="simple" xlink:href="https://devcenter.heroku.com/articles/github-integration-review-apps#pr-predestroy-script" text:style-name="Internet_20_link" text:visited-style-name="Visited_20_Internet_20_Link"><text:span text:style-name="Source_20_Text">pr-predestroy</text:span></text:a><text:a xlink:type="simple" xlink:href="https://devcenter.heroku.com/articles/github-integration-review-apps#pr-predestroy-script" text:style-name="Internet_20_link" text:visited-style-name="Visited_20_Internet_20_Link"> scripts</text:a>. These scripts get ignored if included in your <text:span text:style-name="Source_20_Text">app.json</text:span> file.</text:p>
      <text:h text:style-name="Heading_20_2" text:outline-level="2"><text:bookmark text:name="creating-your-app-from-setup"/><text:a xlink:type="simple" xlink:href="https://devcenter.heroku.com/articles/build-docker-images-heroku-yml#creating-your-app-from-setup" text:style-name="Internet_20_link" text:visited-style-name="Visited_20_Internet_20_Link">Creating your app from ‘setup’</text:a></text:h>
      <text:p text:style-name="Text_20_body">Creating an app from <text:span text:style-name="Source_20_Text">setup</text:span> is currently in beta. Please email <text:a xlink:type="simple" xlink:href="mailto:heroku-build-manifest-feedback@salesforce.com" text:style-name="Internet_20_link" text:visited-style-name="Visited_20_Internet_20_Link">heroku-build-manifest-feedback@salesforce.com</text:a> to provide feedback.</text:p>
      <text:p text:style-name="Text_20_body">To create an app from the <text:span text:style-name="Source_20_Text">setup</text:span> section defined in your <text:span text:style-name="Source_20_Text">heroku.yml</text:span> manifest, install the <text:span text:style-name="Source_20_Text">heroku-manifest</text:span> plugin from the <text:span text:style-name="Source_20_Text">beta</text:span> update channel:</text:p>
      <text:p text:style-name="P2"><text:span text:style-name="Source_20_Text">heroku update beta</text:span></text:p>
      <text:p text:style-name="P2"><text:span text:style-name="Source_20_Text">heroku plugins:install @heroku-cli/plugin-manifest</text:span></text:p>
      <text:p text:style-name="Text_20_body">You can switch back to the stable update stream and remove the plugin at any time:</text:p>
      <text:p text:style-name="P2"><text:span text:style-name="Source_20_Text">heroku update stable</text:span></text:p>
      <text:p text:style-name="P2"><text:span text:style-name="Source_20_Text">heroku plugins:remove manifest</text:span></text:p>
      <text:p text:style-name="Text_20_body">Then create your app using the <text:span text:style-name="Source_20_Text">--manifest</text:span> flag. The stack of the app will automatically be set to <text:span text:style-name="Source_20_Text">container</text:span>:</text:p>
      <text:p text:style-name="Preformatted_20_Text"><text:span text:style-name="Source_20_Text">heroku create your-app-name --manifest</text:span></text:p>
      <text:p text:style-name="Preformatted_20_Text"><text:span text:style-name="Source_20_Text">Creating ⬢ your-app-name... done, stack is container</text:span></text:p>
      <text:p text:style-name="Preformatted_20_Text"><text:span text:style-name="Source_20_Text">Adding heroku-postgresql... done</text:span></text:p>
      <text:p text:style-name="P2"><text:span text:style-name="Source_20_Text">Setting config vars... done</text:span></text:p>
      <text:p text:style-name="Text_20_body">Commit <text:span text:style-name="Source_20_Text">heroku.yml</text:span> to git:</text:p>
      <text:p text:style-name="P2"><text:span text:style-name="Source_20_Text">git add heroku.yml</text:span></text:p>
      <text:p text:style-name="P2"><text:span text:style-name="Source_20_Text">git commit -m "Added heroku.yml"</text:span></text:p>
      <text:p text:style-name="Text_20_body">Push the code:</text:p>
      <text:p text:style-name="P2"><text:span text:style-name="Source_20_Text">git push heroku master</text:span></text:p>
      <text:h text:style-name="Heading_20_2" text:outline-level="2"><text:bookmark text:name="known-issues-and-limitations"/><text:soft-page-break/><text:a xlink:type="simple" xlink:href="https://devcenter.heroku.com/articles/build-docker-images-heroku-yml#known-issues-and-limitations" text:style-name="Internet_20_link" text:visited-style-name="Visited_20_Internet_20_Link">Known issues and limitations</text:a></text:h>
      <text:list xml:id="list1020357036" text:style-name="L10">
        <text:list-item>
          <text:p text:style-name="P17">Although Review Apps are currently supported, pipeline promotions are not. </text:p>
        </text:list-item>
        <text:list-item>
          <text:p text:style-name="P17">Private Spaces do not honor the <text:span text:style-name="Source_20_Text">run</text:span> section in <text:span text:style-name="Source_20_Text">heroku.yml</text:span> yet, so the command must instead be <text:a xlink:type="simple" xlink:href="https://help.heroku.com/RNIC7H18/why-my-private-spaces-app-on-container-registry-runtime-ignores-heroku-yml" text:style-name="Internet_20_link" text:visited-style-name="Visited_20_Internet_20_Link">specified via the Dockerfile</text:a>. </text:p>
        </text:list-item>
        <text:list-item>
          <text:p text:style-name="P17">The Docker build context is always set to the directory containing the <text:span text:style-name="Source_20_Text">Dockerfile</text:span> and cannot be configured independently. </text:p>
        </text:list-item>
        <text:list-item>
          <text:p text:style-name="P17">While Docker images are not subject to size restrictions (unlike <text:a xlink:type="simple" xlink:href="https://devcenter.heroku.com/articles/limits#slug-size" text:style-name="Internet_20_link" text:visited-style-name="Visited_20_Internet_20_Link">slugs</text:a>), they are subject to the <text:a xlink:type="simple" xlink:href="https://devcenter.heroku.com/articles/limits#boot-timeout" text:style-name="Internet_20_link" text:visited-style-name="Visited_20_Internet_20_Link">dyno boot time restriction</text:a>. As layer count/image size grows, so will dyno boot time. See the <text:a xlink:type="simple" xlink:href="https://docs.docker.com/develop/develop-images/dockerfile_best-practices/" text:style-name="Internet_20_link" text:visited-style-name="Visited_20_Internet_20_Link">best practices for writing Dockerfiles</text:a> guide for suggestions on how to reduce Docker image size. </text:p>
        </text:list-item>
        <text:list-item>
          <text:p text:style-name="P17">Images with more than 40 layers may fail to start in the Common Runtime. </text:p>
        </text:list-item>
        <text:list-item>
          <text:p text:style-name="P17">The <text:span text:style-name="Source_20_Text">Dockerfile</text:span> commands <text:a xlink:type="simple" xlink:href="https://devcenter.heroku.com/articles/container-registry-and-runtime#unsupported-dockerfile-commands" text:style-name="Internet_20_link" text:visited-style-name="Visited_20_Internet_20_Link">listed here</text:a> are not supported. </text:p>
        </text:list-item>
        <text:list-item>
          <text:p text:style-name="P17">The environment where <text:span text:style-name="Source_20_Text">heroku.yml</text:span> builds occur may have a slightly different CPU architecture to that at runtime (depending on choice of runtime environment and dyno size), such that binary executables compiled for a specific CPU architecture may not work at runtime. If you encounter <text:span text:style-name="Source_20_Text">Illegal instruction</text:span> errors at runtime, try adjusting the build time compilation options to disable CPU-specific optimisations. When using GCC, this can be achieved by passing <text:span text:style-name="Source_20_Text">-march=x86-64 -mtune=generic</text:span> to the compiler. </text:p>
        </text:list-item>
        <text:list-item>
          <text:p text:style-name="P13">Private repositories/registries are not supported in the <text:span text:style-name="Source_20_Text">FROM</text:span> line of the Dockerfile. </text:p>
        </text:list-item>
      </text:list>
      <text:p text:style-name="Standard"><text:a xlink:type="simple" xlink:href="https://devcenter.heroku.com/articles/build-docker-images-heroku-yml" text:style-name="Internet_20_link" text:visited-style-name="Visited_20_Internet_20_Link">https://devcenter.heroku.com/articles/build-docker-images-heroku-y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0:09:58.512499765</meta:creation-date>
    <dc:date>2022-03-29T10:10:25.034008189</dc:date>
    <meta:editing-duration>PT27S</meta:editing-duration>
    <meta:editing-cycles>1</meta:editing-cycles>
    <meta:document-statistic meta:table-count="0" meta:image-count="0" meta:object-count="0" meta:page-count="6" meta:paragraph-count="171" meta:word-count="1339" meta:character-count="8659" meta:non-whitespace-character-count="7340"/>
    <meta:generator>LibreOffice/6.4.7.2$Linux_X86_64 LibreOffice_project/40$Build-2</meta:generator>
  </office:meta>
</office:document-meta>
</file>